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fo:font-size="11pt" style:font-size-asian="11pt" style:font-size-complex="11pt"/>
    </style:style>
    <style:style style:name="P2" style:family="paragraph" style:parent-style-name="Text_20_body">
      <style:text-properties style:font-name="Calibri" fo:font-size="11pt" officeooo:rsid="00121d7d" officeooo:paragraph-rsid="00121d7d" style:font-size-asian="11pt" style:font-size-complex="11pt"/>
    </style:style>
    <style:style style:name="P3" style:family="paragraph" style:parent-style-name="Text_20_body">
      <style:text-properties style:font-name="Calibri" fo:font-size="11pt" officeooo:rsid="0016dd13" officeooo:paragraph-rsid="0019bf43" style:font-size-asian="11pt" style:font-size-complex="11pt"/>
    </style:style>
    <style:style style:name="P4" style:family="paragraph" style:parent-style-name="Text_20_body">
      <style:text-properties style:font-name="Calibri" fo:font-size="11pt" officeooo:paragraph-rsid="0019bf43" style:font-size-asian="11pt" style:font-size-complex="11pt"/>
    </style:style>
    <style:style style:name="P5" style:family="paragraph" style:parent-style-name="Text_20_body">
      <style:text-properties style:font-name="Calibri" fo:font-size="11pt" officeooo:rsid="002cb0d2" officeooo:paragraph-rsid="002cb0d2" style:font-size-asian="11pt" style:font-size-complex="11pt"/>
    </style:style>
    <style:style style:name="P6" style:family="paragraph" style:parent-style-name="Text_20_body">
      <style:text-properties style:font-name="Calibri" fo:font-size="11pt" officeooo:rsid="0026e0c8" officeooo:paragraph-rsid="0026e0c8" style:font-size-asian="11pt" style:font-size-complex="11pt"/>
    </style:style>
    <style:style style:name="P7" style:family="paragraph" style:parent-style-name="Text_20_body">
      <style:text-properties style:font-name="Calibri" fo:font-size="11pt" officeooo:rsid="0026e0c8" officeooo:paragraph-rsid="0028b4d4" style:font-size-asian="11pt" style:font-size-complex="11pt"/>
    </style:style>
    <style:style style:name="P8" style:family="paragraph" style:parent-style-name="Text_20_body">
      <style:text-properties style:font-name="Calibri" fo:font-size="11pt" officeooo:rsid="00136292" officeooo:paragraph-rsid="0019bf43" style:font-size-asian="11pt" style:font-size-complex="11pt"/>
    </style:style>
    <style:style style:name="P9" style:family="paragraph" style:parent-style-name="Text_20_body">
      <style:text-properties style:font-name="Calibri" fo:font-size="11pt" officeooo:rsid="001ef16c" officeooo:paragraph-rsid="001ef16c" style:font-size-asian="11pt" style:font-size-complex="11pt"/>
    </style:style>
    <style:style style:name="P10" style:family="paragraph" style:parent-style-name="Text_20_body">
      <style:text-properties style:font-name="Calibri" fo:font-size="11pt" officeooo:rsid="0033cd41" officeooo:paragraph-rsid="0033cd41" style:font-size-asian="11pt" style:font-size-complex="11pt"/>
    </style:style>
    <style:style style:name="P11" style:family="paragraph" style:parent-style-name="Text_20_body">
      <style:text-properties style:font-name="Calibri" fo:font-size="11pt" officeooo:rsid="0033cd41" officeooo:paragraph-rsid="003b57ce" style:font-size-asian="11pt" style:font-size-complex="11pt"/>
    </style:style>
    <style:style style:name="P12" style:family="paragraph" style:parent-style-name="Text_20_body">
      <style:text-properties style:font-name="Calibri" fo:font-size="11pt" officeooo:rsid="0033cd41" officeooo:paragraph-rsid="003c85b8" style:font-size-asian="11pt" style:font-size-complex="11pt"/>
    </style:style>
    <style:style style:name="P13" style:family="paragraph" style:parent-style-name="Text_20_body">
      <style:text-properties style:font-name="Calibri" fo:font-size="11pt" officeooo:rsid="00357aaf" officeooo:paragraph-rsid="00357aaf" style:font-size-asian="11pt" style:font-size-complex="11pt"/>
    </style:style>
    <style:style style:name="P14" style:family="paragraph" style:parent-style-name="Text_20_body">
      <style:text-properties style:font-name="Calibri" fo:font-size="11pt" officeooo:rsid="003c85b8" officeooo:paragraph-rsid="003c85b8" style:font-size-asian="11pt" style:font-size-complex="11pt"/>
    </style:style>
    <style:style style:name="P15" style:family="paragraph" style:parent-style-name="Text_20_body">
      <style:text-properties style:font-name="Calibri" fo:font-size="11pt" officeooo:rsid="0040f23e" officeooo:paragraph-rsid="00455631" style:font-size-asian="11pt" style:font-size-complex="11pt"/>
    </style:style>
    <style:style style:name="P16" style:family="paragraph" style:parent-style-name="Text_20_body">
      <style:text-properties style:font-name="Calibri" fo:font-size="11pt" officeooo:rsid="00441663" officeooo:paragraph-rsid="00441663" style:font-size-asian="11pt" style:font-size-complex="11pt"/>
    </style:style>
    <style:style style:name="P17" style:family="paragraph" style:parent-style-name="Text_20_body">
      <style:text-properties style:font-name="Calibri" fo:font-size="11pt" officeooo:rsid="001ebba5" officeooo:paragraph-rsid="001ebba5" style:font-size-asian="11pt" style:font-size-complex="11pt"/>
    </style:style>
    <style:style style:name="P18" style:family="paragraph" style:parent-style-name="Text_20_body">
      <style:text-properties style:font-name="Calibri" fo:font-size="11pt" officeooo:rsid="0049d3e1" officeooo:paragraph-rsid="0049d3e1" style:font-size-asian="11pt" style:font-size-complex="11pt"/>
    </style:style>
    <style:style style:name="P19" style:family="paragraph" style:parent-style-name="Text_20_body">
      <style:text-properties style:font-name="Calibri" fo:font-size="11pt" officeooo:rsid="002c5dca" officeooo:paragraph-rsid="002c5dca" style:font-size-asian="9.60000038146973pt" style:font-size-complex="11pt"/>
    </style:style>
    <style:style style:name="P20" style:family="paragraph" style:parent-style-name="Text_20_body">
      <style:text-properties fo:font-size="11pt" officeooo:rsid="004a217f" officeooo:paragraph-rsid="004a217f" style:font-size-asian="11pt" style:font-size-complex="11pt"/>
    </style:style>
    <style:style style:name="P21" style:family="paragraph" style:parent-style-name="Text_20_body">
      <style:text-properties fo:font-size="11pt" officeooo:rsid="004bd39f" officeooo:paragraph-rsid="004a217f" style:font-size-asian="11pt" style:font-size-complex="11pt"/>
    </style:style>
    <style:style style:name="P22" style:family="paragraph" style:parent-style-name="Text_20_body">
      <style:text-properties fo:font-size="11pt" officeooo:rsid="005030f8" officeooo:paragraph-rsid="005030f8" style:font-size-asian="11pt" style:font-size-complex="11pt"/>
    </style:style>
    <style:style style:name="P23" style:family="paragraph" style:parent-style-name="Text_20_body">
      <style:paragraph-properties fo:text-align="center" style:justify-single-word="false"/>
      <style:text-properties fo:font-size="11pt" officeooo:rsid="00562dd0" officeooo:paragraph-rsid="00562dd0" style:font-size-asian="9.60000038146973pt" style:font-size-complex="11pt"/>
    </style:style>
    <style:style style:name="P24" style:family="paragraph" style:parent-style-name="Heading_20_1">
      <style:text-properties style:font-name="Calibri"/>
    </style:style>
    <style:style style:name="P25" style:family="paragraph" style:parent-style-name="Heading_20_1">
      <style:text-properties style:font-name="Calibri"/>
    </style:style>
    <style:style style:name="P26" style:family="paragraph" style:parent-style-name="Subtitle">
      <style:text-properties fo:font-size="15pt" style:font-size-asian="15pt" style:font-size-complex="15pt"/>
    </style:style>
    <style:style style:name="P27" style:family="paragraph" style:parent-style-name="Title">
      <style:text-properties fo:font-size="32pt" style:font-size-asian="32pt" style:font-size-complex="32pt"/>
    </style:style>
    <style:style style:name="P28" style:family="paragraph" style:parent-style-name="Heading_20_2">
      <style:text-properties style:font-name="Calibri"/>
    </style:style>
    <style:style style:name="P29" style:family="paragraph" style:parent-style-name="Heading_20_2">
      <style:text-properties style:font-name="Calibri" officeooo:rsid="001bcf06"/>
    </style:style>
    <style:style style:name="P30" style:family="paragraph" style:parent-style-name="Heading_20_2">
      <style:text-properties style:font-name="Calibri" officeooo:rsid="001bcf06" officeooo:paragraph-rsid="001bcf06"/>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font-name="Calibri"/>
    </style:style>
    <style:style style:name="T2" style:family="text">
      <style:text-properties style:font-name="Calibri" officeooo:rsid="004c28d6"/>
    </style:style>
    <style:style style:name="T3" style:family="text">
      <style:text-properties style:font-name="Calibri" officeooo:rsid="004d29a8"/>
    </style:style>
    <style:style style:name="T4" style:family="text">
      <style:text-properties style:font-name="Calibri" officeooo:rsid="004f0b1c"/>
    </style:style>
    <style:style style:name="T5" style:family="text">
      <style:text-properties style:font-name="Calibri" officeooo:rsid="00522dff"/>
    </style:style>
    <style:style style:name="T6" style:family="text">
      <style:text-properties style:font-name="Calibri" officeooo:rsid="00542259"/>
    </style:style>
    <style:style style:name="T7" style:family="text">
      <style:text-properties style:font-name="Calibri" fo:language="nb" fo:country="NO"/>
    </style:style>
    <style:style style:name="T8" style:family="text">
      <style:text-properties officeooo:rsid="00121d7d"/>
    </style:style>
    <style:style style:name="T9" style:family="text">
      <style:text-properties officeooo:rsid="0012c58b"/>
    </style:style>
    <style:style style:name="T10" style:family="text">
      <style:text-properties officeooo:rsid="00136292"/>
    </style:style>
    <style:style style:name="T11" style:family="text">
      <style:text-properties officeooo:rsid="0016dd13"/>
    </style:style>
    <style:style style:name="T12" style:family="text">
      <style:text-properties officeooo:rsid="001a86e3"/>
    </style:style>
    <style:style style:name="T13" style:family="text">
      <style:text-properties officeooo:rsid="001bcf06"/>
    </style:style>
    <style:style style:name="T14" style:family="text">
      <style:text-properties officeooo:rsid="001ef16c"/>
    </style:style>
    <style:style style:name="T15" style:family="text">
      <style:text-properties officeooo:rsid="0021e8a9"/>
    </style:style>
    <style:style style:name="T16" style:family="text">
      <style:text-properties officeooo:rsid="0026e0c8"/>
    </style:style>
    <style:style style:name="T17" style:family="text">
      <style:text-properties officeooo:rsid="0028b4d4"/>
    </style:style>
    <style:style style:name="T18" style:family="text">
      <style:text-properties officeooo:rsid="0029f185"/>
    </style:style>
    <style:style style:name="T19" style:family="text">
      <style:text-properties officeooo:rsid="002e46cc"/>
    </style:style>
    <style:style style:name="T20" style:family="text">
      <style:text-properties officeooo:rsid="00342f1c"/>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3e60a0" style:font-style-asian="normal" style:font-style-complex="normal"/>
    </style:style>
    <style:style style:name="T24" style:family="text">
      <style:text-properties fo:font-style="normal" officeooo:rsid="003f6cbf" style:font-style-asian="normal" style:font-style-complex="normal"/>
    </style:style>
    <style:style style:name="T25" style:family="text">
      <style:text-properties fo:font-style="normal" officeooo:rsid="0040270b" style:font-style-asian="normal" style:font-style-complex="normal"/>
    </style:style>
    <style:style style:name="T26" style:family="text">
      <style:text-properties fo:font-style="normal" officeooo:rsid="00424f3e" style:font-style-asian="normal" style:font-style-complex="normal"/>
    </style:style>
    <style:style style:name="T27" style:family="text">
      <style:text-properties fo:font-style="normal" officeooo:rsid="00455631" style:font-style-asian="normal" style:font-style-complex="normal"/>
    </style:style>
    <style:style style:name="T28" style:family="text">
      <style:text-properties fo:font-style="normal" officeooo:rsid="0046b927" style:font-style-asian="normal" style:font-style-complex="normal"/>
    </style:style>
    <style:style style:name="T29" style:family="text">
      <style:text-properties officeooo:rsid="00371732"/>
    </style:style>
    <style:style style:name="T30" style:family="text">
      <style:text-properties officeooo:rsid="003c85b8"/>
    </style:style>
    <style:style style:name="T31" style:family="text">
      <style:text-properties officeooo:rsid="0040f23e"/>
    </style:style>
    <style:style style:name="T32" style:family="text">
      <style:text-properties officeooo:rsid="00494e5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7">Kommunikasjon i grupper</text:span></text:p>
      <text:p text:style-name="P26"><text:span text:style-name="T7">Teknologiske plattformer for samtaler, oppgavestyring og fildeling</text:span></text:p>
      <text:p text:style-name="P23"><text:span text:style-name="T7">13.11.2014</text:span></text:p>
      <text:p text:style-name="P23"><text:span text:style-name="T7">1585 ord</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table-of-content text:style-name="Sect1" text:protected="true" text:name="Innholdsliste1">
        <text:table-of-content-source text:outline-level="10">
          <text:index-title-template text:style-name="Contents_20_Heading">Innholdslist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holdsliste1_Head">
            <text:p text:style-name="Contents_20_Heading"><text:soft-page-break/>Innholdsliste</text:p>
          </text:index-title>
          <text:p text:style-name="P32"><text:a xlink:type="simple" xlink:href="#__RefHeading__262_377716040" text:style-name="Index_20_Link" text:visited-style-name="Index_20_Link">1. Forord<text:tab/>3</text:a></text:p>
          <text:p text:style-name="P32"><text:a xlink:type="simple" xlink:href="#__RefHeading__264_377716040" text:style-name="Index_20_Link" text:visited-style-name="Index_20_Link">2. Samtaler<text:tab/>3</text:a></text:p>
          <text:p text:style-name="P31"><text:a xlink:type="simple" xlink:href="#__RefHeading__266_377716040" text:style-name="Index_20_Link" text:visited-style-name="Index_20_Link">E-post<text:tab/>3</text:a></text:p>
          <text:p text:style-name="P31"><text:a xlink:type="simple" xlink:href="#__RefHeading__268_377716040" text:style-name="Index_20_Link" text:visited-style-name="Index_20_Link">Sosiale medier: Facebook<text:tab/>3</text:a></text:p>
          <text:p text:style-name="P31"><text:a xlink:type="simple" xlink:href="#__RefHeading__270_377716040" text:style-name="Index_20_Link" text:visited-style-name="Index_20_Link">SMS/IM<text:tab/>4</text:a></text:p>
          <text:p text:style-name="P31"><text:a xlink:type="simple" xlink:href="#__RefHeading__272_377716040" text:style-name="Index_20_Link" text:visited-style-name="Index_20_Link">Videosamtaler: Skype<text:tab/>4</text:a></text:p>
          <text:p text:style-name="P32"><text:a xlink:type="simple" xlink:href="#__RefHeading__274_377716040" text:style-name="Index_20_Link" text:visited-style-name="Index_20_Link">3. Oppgavestyring<text:tab/>4</text:a></text:p>
          <text:p text:style-name="P32"><text:a xlink:type="simple" xlink:href="#__RefHeading__276_377716040" text:style-name="Index_20_Link" text:visited-style-name="Index_20_Link">4. Fildeling<text:tab/>5</text:a></text:p>
          <text:p text:style-name="P31"><text:a xlink:type="simple" xlink:href="#__RefHeading__278_377716040" text:style-name="Index_20_Link" text:visited-style-name="Index_20_Link">Versjonskontroll<text:tab/>5</text:a></text:p>
          <text:p text:style-name="P31"><text:a xlink:type="simple" xlink:href="#__RefHeading__280_377716040" text:style-name="Index_20_Link" text:visited-style-name="Index_20_Link">Dropbox: Online lagring<text:tab/>5</text:a></text:p>
          <text:p text:style-name="P31"><text:a xlink:type="simple" xlink:href="#__RefHeading__390_377716040" text:style-name="Index_20_Link" text:visited-style-name="Index_20_Link">Hamachi: Virtuelt nettverk<text:tab/>5</text:a></text:p>
          <text:p text:style-name="P32"><text:a xlink:type="simple" xlink:href="#__RefHeading__284_377716040" text:style-name="Index_20_Link" text:visited-style-name="Index_20_Link">5. Kilder<text:tab/>5</text:a></text:p>
        </text:index-body>
      </text:table-of-conten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pan text:style-name="T7"/></text:p>
      <text:h text:style-name="P24" text:outline-level="1"><text:bookmark-start text:name="__RefHeading__262_377716040"/><text:soft-page-break/>1. Forord<text:bookmark-end text:name="__RefHeading__262_377716040"/></text:h>
      <text:p text:style-name="P8">Innenfor programvareutvikling er kommunikasjon alt: kravene til et prosjekt, arbeidsfordelingen, fremgangen, og til og med selve koden må samkjøres og koordineres. Kommunikasjon er mer enn bare direkte dialoger: alt som skal være tilgjengelig for alle, må kunne deles.</text:p>
      <text:p text:style-name="P5">Dette dokumentet vil omhandle ulike teknologier for kommunikasjon av ulike slag, samt i noen tilfeller eksempler på plattformer som representerer de ulike teknologiene. <text:span text:style-name="T19">I de fleste tilfeller vil det ikke gås i dybden på disse eksemplene, da dette ikke er formålet med dokumentet; likevel vil et fåtall aktører utdypes, da de representerer sitt felt sterkt.</text:span></text:p>
      <text:h text:style-name="P24" text:outline-level="1"><text:bookmark-start text:name="__RefHeading__264_377716040"/>2. Samtaler<text:bookmark-end text:name="__RefHeading__264_377716040"/></text:h>
      <text:p text:style-name="P3"><text:span text:style-name="T12">Selv om kommunikasjon er mye mer enn bare samtaler, er s</text:span>amtaler, <text:span text:style-name="T12">eller meldinger,</text:span> mellom gruppemedlemmene fortsatt en viktig del av kommunikasjon<text:span text:style-name="T12">en</text:span> innenfor et prosjekt. <text:span text:style-name="T13">Spørsmål, forklaringer, avtaler og forslag går lettest gjennom direkte meldinger sendt gjennom felles kanaler. Det finnes mange teknologier og plattformer for å sende meldinger, dette er noen av teknologiene som har god støtte for meldinger, med eksempler på noen plattformer som tilbyr slike tjenester.</text:span></text:p>
      <text:h text:style-name="P30" text:outline-level="2"><text:bookmark-start text:name="__RefHeading__266_377716040"/>E-post<text:bookmark-end text:name="__RefHeading__266_377716040"/></text:h>
      <text:p text:style-name="P17">Selv om e-post er en gammel teknologi, er det fortsatt en av de mest utbredte måtene å sende meldinger til hverandre. E-post er lett å bruke og forstå, og er et pålitelig system – det er sjelden en ser e-post til en riktig adresse feile eller ikke komme frem. E-post kan også brukes til å sende filer. Det er også noen ulemper – e-poster har ingen innebygget organisering, enhver sortering må enten gjøres manuelt av brukeren eller av <text:span text:style-name="T14">e-</text:span>postklienten. Dette fører ofte til at post blir gruppert på avsender eller dato, ikke emne.</text:p>
      <text:p text:style-name="P18">Dersom en sender sensitiv informasjon, bør en være forsiktig. E-post har ingen innebygget form for sikkerhet, og dersom en tredjepart får tilgang til e-postserveren, kan de lese alle e-poster som har blitt sendt til eller fra den serveren. Dersom en ønsker sikkerhet med e-post, må en selv kryptere både tekst og filer.</text:p>
      <text:h text:style-name="P28" text:outline-level="2"><text:bookmark-start text:name="__RefHeading__268_377716040"/>Sosiale medier: <text:span text:style-name="T32">Facebook</text:span><text:bookmark-end text:name="__RefHeading__268_377716040"/></text:h>
      <text:p text:style-name="P9">Sosiale medier har ofte verktøy for å organisere grupper eller samlinger. Disse kan videre brukes til å dele meldinger med hele gruppen, eller enkeltmedlemmer, eller undergrupper. <text:span text:style-name="T15">Sosiale medier åpner også for deling med utenforstående når det er ønskelig. Den største aktøren innen sosiale medier i dag er Facebook, som i tillegg til grupper også har funksjonalitet for organisasjoner og firma, og også lar en opprette enkeltsider for et prosjekt. Nettsiden lager en lyd når noe skjer på side du følger med på eller du får en melding, og det finnes flere programmer og apper som lar deg følge med på hva som skjer på din konto.</text:span></text:p>
      <text:p text:style-name="P10">Hvis en velger å bruke Facebook, er det lurt å være forsiktig med hva slags informasjon som deles der. Facebook har tatt mange kontroversielle avgjørelser i løpet av de 10 årene siden har eksistert (siden ble lansert i februar 2004). Mange av disse er direkte relatert til brukernes sikkerhet eller <text:span text:style-name="T20">personlige informasjon</text:span>. Her er noen eksempler:</text:p>
      <text:p text:style-name="P11">- <text:span text:style-name="T29">Facebook bruker et system som kalles «Instant Personalization» («Direkte personalisering» på norsk): «Instant Personalization is a pilot program that allows a few non-Facebook websites to obtain and make use your public Facebook information as soon as you visit those websites. [...] As soon as you visit the sites in the pilot program (Yelp, Pandora, and Microsoft Docs) the sites can access your name, your picture, your </text:span><text:soft-page-break/><text:span text:style-name="T29">gender, your current location, your list of friends, all the Pages you have Liked — everything Facebook classifies as public information.» [1]</text:span></text:p>
      <text:p text:style-name="P12">- <text:span text:style-name="T30">Personverninstillingene til Facebook kan være vanskelig å forstå, selv for avanserte brukere. I 2012 ble et bilde av Randi Zuckerberg, søsteren til sidens grunnlegger og eier Mark Zuckerberg, publisert på Twitter av en bekjent, Callie Schweizer, til tross for at bildet skulle ha vært privat. Schweisers forklaring var at «the picture popped up on her Facebook news feed» [2]; den bakenforliggende årsaken var at «Schweitzer was able to see the picture because they had a mutual friend» [2].</text:span></text:p>
      <text:p text:style-name="P12">- <text:span text:style-name="T31">Før 2010 var det ikke mulig å slette en Facebook-konto. Brukere hadde kun muligheten til å «deaktivere» kontoene sine, men informasjonen om kontoen ble ikke slettet. For å slette informasjon om seg selv, måtte brukere gå gjennom hele sin historikk og manuelt slette hvert innslag. Disse problemene ble påpekt i en atikkel av Maria Aspan i New York Times i 2008 [3]. Problemene har senere blitt utbedret, og du kan nå fullstendig slette en konto fra Facebook [4].</text:span></text:p>
      <text:h text:style-name="P28" text:outline-level="2"><text:bookmark-start text:name="__RefHeading__270_377716040"/>SMS/<text:span text:style-name="T16">IM</text:span><text:bookmark-end text:name="__RefHeading__270_377716040"/></text:h>
      <text:p text:style-name="P6">I noen tilfeller kan kommunikasjon over SMS være fordelaktig. Meldinger vil komme frem nesten umiddelbart, og siden de går over telefonnettet er risikoen for tapte meldinger svært liten. Mottageren vil også lett merke når en SMS ankommer, da de fleste bærer med seg telefonen sin nesten konstant. <text:span text:style-name="T18">Den største ulempen med SMS er at meldinger må være korte og inneholde kun tekst. Kostnader er også en faktor; SMS-meldinger koster mye å sende i forhold til mengden infomasjon de inneholder.</text:span></text:p>
      <text:p text:style-name="P7">«IM» er kort for «Instant Message», også kalt «lynmeldinger» på norsk. Dette er et samlebegrep på programmer som sender korte meldinger <text:span text:style-name="T17">over internett</text:span> som øyeblikkelig dukker opp hos mottageren. <text:span text:style-name="T18">Noen av disse kan installeres på telefoner, og er da et godt alternativ til SMS. Dette krever en internettkobling på telefonen.</text:span></text:p>
      <text:h text:style-name="P28" text:outline-level="2"><text:bookmark-start text:name="__RefHeading__272_377716040"/>Videosamtaler: Skype<text:bookmark-end text:name="__RefHeading__272_377716040"/></text:h>
      <text:p text:style-name="P19">Skype er et program som ligner på de ovennevnte lynmeldingstjenestene, men som også tilbyr videosamtaler. For å føre en videosamtale over PC trenger man et webkamera eller annet kamera, samt en mokrofon, koblet til PCen. Skype finnes også til telefoner, som vanligvis har begge disse innebygget. Skype er et gratis program som er eid og driftet av Microsoft.</text:p>
      <text:h text:style-name="P24" text:outline-level="1"><text:bookmark-start text:name="__RefHeading__274_377716040"/>3. Oppgavestyring<text:bookmark-end text:name="__RefHeading__274_377716040"/></text:h>
      <text:p text:style-name="P20"><text:span text:style-name="T1">Når en skal holde kontroll på hvilke oppgaver som bli utført, og hvem som utfører dem, kan en fort miste oversikten dersom prosjektet har mange ulike oppgaver. God delegering kan langt på vei sørge for at alle vet hvilke oppgaver de selv skal utføre, men dette alene fører sjelden til at prosjektleder får oversikt over prosjektets fremgang. For å løse dette, kan en bruke et prosjektstyringsverktøy.</text:span></text:p>
      <text:p text:style-name="P21"><text:span text:style-name="T1">Formålet med et prosjektstyringsverktøy er å ha en sentral samling av oppgaver, fordelt på dem som skal utføre oppgavene, der de også kan oppdatere status på hver oppgave, og leder(e) kan se hva som blir gjort, når, og av hvem. Dersom noe endrer seg i prosjektet, kan leder(e) også oppdatere, endre eller slette oppgavene. </text:span><text:span text:style-name="T2">Deltagerne får også en bedre oversikt over hva deres egne oppgaver er, og hva som gjenstår. </text:span><text:span text:style-name="T3">Oppgaver kan videre organiseres basert på prioritet eller tidsfrister. I tillegg til at brukerne kan lettere se hvordan de bør prioritere arbeidet sitt, kan arbeidsleder(e) lettere se om målene som er satt er realistisk</text:span><text:span text:style-name="T4">e.</text:span></text:p>
      <text:p text:style-name="P22"><text:span text:style-name="T4">E</text:span><text:span text:style-name="T1">t ganske nytt prosjektstyringsverktøy er Drop</text:span><text:span text:style-name="T5">T</text:span><text:span text:style-name="T1">ask. Her sorteres oppgaver inn i kategorier, representert som sirkler inni større sirkler. Kategorier kan fargekodes for å lett kjennes igjen, og oppgaver kan deles, </text:span><text:soft-page-break/><text:span text:style-name="T1">kommenteres og oppdateres. </text:span><text:span text:style-name="T6">Systemet kontrolleres med et dra-og-dropp interface.</text:span></text:p>
      <text:h text:style-name="P24" text:outline-level="1"><text:bookmark-start text:name="__RefHeading__276_377716040"/>4. Fildeling<text:bookmark-end text:name="__RefHeading__276_377716040"/></text:h>
      <text:p text:style-name="P4">I en gruppe som skal samarbeide om et programmert prosjekt, er det viktig at alle har tilgang til alle filer som tilhører prosjektet. For de aller minste prosjekter kan dette gjøres manuelt, ved hjelp av verktøy som e-post eller minnepenner. For prosjekter som er noe større, eller der det skal være flere filer som mer enn en person jobber på om gangen, kan dette fort bli uhåndterlig. <text:span text:style-name="T10">Dette problemet kan løses på flere måter, her er noen eksempler på plattformer for ulike løsninger.</text:span></text:p>
      <text:h text:style-name="P29" text:outline-level="2"><text:bookmark-start text:name="__RefHeading__278_377716040"/>Versjonskontroll<text:bookmark-end text:name="__RefHeading__278_377716040"/></text:h>
      <text:p text:style-name="P2"><text:span text:style-name="T13">Et av de mest kjente systemene for versjonskontroll er Git, </text:span>som ble utviklet av Linus Torvalds i 2005. Git, og andre versjonskontrollsystemer, håndterer opp- og nedlasting av filer gjennom en enkel kommando. Ved hjelp av Git kan du lett dele kode med andre, oppdatere kode, og holde orden på filer; dette gjøres ved å lagre kode i et «repository», ofte kalt et repo. Du kan også dele arbeid opp i grener som så slås sammen når du er ferdig med dem, slik at konflikter mellom to ulike filer ikke oppstår. I tillegg til deling av filer, gir versjonskontroll muligheten til å hente ut tidligere versjoner av kode og sammenligne med nåværende kode, eller tilbakestille kode som ikke fungerer som ventet. Dessuten fungerer versjonskontroll som backup, dersom en sørger for å laste opp endringene sine. Det vanligste stedet å lagre kode gjennom Git er nettstedet github.com, som lar alle lagre åpne repoer (repoer alle kan se og laste ned) gratis, og har en billig løsning for private repoer (også gratis for studenter).</text:p>
      <text:h text:style-name="P28" text:outline-level="2"><text:bookmark-start text:name="__RefHeading__280_377716040"/>Dropbox: <text:span text:style-name="T11">Online lagring</text:span><text:bookmark-end text:name="__RefHeading__280_377716040"/></text:h>
      <text:p text:style-name="P1">Dropbox er en online lagringsplass for alle slags filer. Konseptet er at du har en mappe på datamaskinen din som svarer til en mappe på Dropbox-serveren. Klienten er svært godt integrert i operativsystemet: hvis du endrer noe i mappen, blir det automatisk lastet opp, og hvis noen andre som har samme mappe endrer noe, får du endringene med en gang. <text:span text:style-name="T8">Dropbox gir deg muligheten til å hente tidligere versjoner av endrede eller slettede filer opp til 30 dager bakover i tid, men har ingen backup av eldre versjoner utover det.</text:span></text:p>
      <text:h text:style-name="P28" text:outline-level="2"><text:bookmark-start text:name="__RefHeading__390_377716040"/>Hamachi: <text:span text:style-name="T11">Virtuelt nettverk</text:span><text:bookmark-end text:name="__RefHeading__390_377716040"/></text:h>
      <text:p text:style-name="P1">Hamachi er ikke i seg selv en fildelingsløsning, men en VPN – «virtual private network». Gjennom Hamachi kan en samling maskiner koble seg opp mot hverandre som om de var på et lokalt nettverk, og dele filer gjennom operativsystemets egne funksjoner for fildeling. Denne løsningen har den ulempen at filene ikke har en sentral plassering, og dermed ikke fungerer som backupløsning, og gjør det vanskelig å vite hvem som har nyeste versjon. <text:span text:style-name="T9">Det er heller ikke noen form for backup bygget inn i løsningen, dette må altså brukerne sørge for selv. Det finnes flere VPN-tjenester enn Hamachi, men denne er særlig lett å installere og å sette opp – og kan brukes gratis.</text:span></text:p>
      <text:h text:style-name="P24" text:outline-level="1"><text:bookmark-start text:name="__RefHeading__284_377716040"/>5. Kilder<text:bookmark-end text:name="__RefHeading__284_377716040"/></text:h>
      <text:p text:style-name="P13"><text:span text:style-name="T22">[1] Guerrera, R. (2010) </text:span><text:span text:style-name="T21">A Handy Facebook-to-English Translator, </text:span><text:span text:style-name="T24">E</text:span><text:span text:style-name="T25">lectronic Frontier Foundation</text:span><text:span text:style-name="T21">.</text:span><text:span text:style-name="T22"> Tilgjengelig fra: </text:span><text:a xlink:type="simple" xlink:href="https://www.eff.org/deeplinks/2010/04/handy-facebook-english-translator"><text:span text:style-name="T22">https://www.eff.org/deeplinks/2010/04/handy-facebook-english-translator</text:span></text:a><text:span text:style-name="T22"> (Hentet: 13.11.2014).</text:span></text:p>
      <text:p text:style-name="P14"><text:span text:style-name="T22">[2] </text:span><text:span text:style-name="T23">AP</text:span><text:span text:style-name="T22"> (2012) </text:span><text:span text:style-name="T21">Zuckerberg family pic stirs Facebook privacy debate, </text:span><text:span text:style-name="T23">Washington, CBS News</text:span><text:span text:style-name="T21">.</text:span><text:span text:style-name="T22"> Tilgjengelig fra: </text:span><text:a xlink:type="simple" xlink:href="http://www.cbsnews.com/news/zuckerberg-family-pic-stirs-facebook-privacy-debate/"><text:span text:style-name="T22">http://www.cbsnews.com/news/zuckerberg-family-pic-stirs-facebook-privacy-debate/</text:span></text:a><text:span text:style-name="T22"> (Hentet: 13.11.2014).</text:span></text:p>
      <text:p text:style-name="P15"><text:soft-page-break/><text:span text:style-name="T22">[3] Maria Aspan (2008) </text:span><text:span text:style-name="T21">How Sticky Is Membership on Facebook? Just Try Breaking Free, </text:span><text:span text:style-name="T26">New York Times</text:span><text:span text:style-name="T22">. Tilgjengelig fra: </text:span><text:a xlink:type="simple" xlink:href="http://www.nytimes.com/2008/02/11/technology/11facebook.html"><text:span text:style-name="T27">http://www.nytimes.com/2008/02/11/technology/11facebook.html</text:span></text:a><text:span text:style-name="T22"> (Hentet: 13.11.2014).</text:span></text:p>
      <text:p text:style-name="P16"><text:span text:style-name="T22">[4] Facebook (2013) </text:span><text:span text:style-name="T21">Retningslinjer for bruk av informasjon, </text:span><text:span text:style-name="T28">Facebook</text:span><text:span text:style-name="T22">. Tilgjengelig fra: </text:span><text:a xlink:type="simple" xlink:href="https://www.facebook.com/full_data_use_policy#deleting"><text:span text:style-name="T22">https://www.facebook.com/full_data_use_policy#deleting</text:span></text:a><text:span text:style-name="T22"> (Hentet: 13.11.20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line-height="115%"/>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nb" fo:country="NO"/>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9T13:58:43.45</meta:creation-date>
    <dc:date>2014-11-13T14:04:11.353000000</dc:date>
    <meta:editing-duration>P1DT14H30M7S</meta:editing-duration>
    <meta:editing-cycles>74</meta:editing-cycles>
    <meta:generator>LibreOffice/4.2.4.2$Windows_x86 LibreOffice_project/63150712c6d317d27ce2db16eb94c2f3d7b699f8</meta:generator>
    <meta:document-statistic meta:table-count="0" meta:image-count="0" meta:object-count="0" meta:page-count="6" meta:paragraph-count="53" meta:word-count="1707" meta:character-count="10908" meta:non-whitespace-character-count="9249"/>
  </office:meta>
</office:document-meta>
</file>